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68cm"/>
    </style:style>
    <style:style style:name="gr8" style:family="graphic" style:parent-style-name="standard">
      <style:graphic-properties draw:stroke="none" svg:stroke-color="#000000" draw:fill="none" draw:fill-color="#ffffff" fo:min-height="1.396cm"/>
    </style:style>
    <style:style style:name="gr9" style:family="graphic" style:parent-style-name="standard">
      <style:graphic-properties draw:stroke="none" svg:stroke-color="#000000" draw:fill="none" draw:fill-color="#ffffff" fo:min-height="1.481cm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ff00" draw:marker-end="Arrow" draw:marker-end-width="0.3cm" draw:fill="none" draw:fill-color="#ffffff" draw:textarea-vertical-align="middle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9.8cm" svg:y="15.3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9.2cm" svg:y="17.8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2.8cm" svg:height="0.9cm" svg:x="9.2cm" svg:y="19.6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9.4cm" svg:y="12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1.3cm" svg:height="1.3cm" svg:x="7cm" svg:y="2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9.7cm" svg:y="2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4cm" svg:y1="19.888cm" svg:x2="12cm" svg:y2="18.275cm" draw:start-shape="id1" draw:start-glue-point="1" draw:end-shape="id2" draw:end-glue-point="1" svg:d="m18400 19888h500v-1613h-6900" svg:viewBox="0 0 6901 1614">
          <text:p/>
        </draw:connector>
        <draw:connector draw:style-name="gr4" draw:text-style-name="P1" draw:layer="layout" svg:x1="7.479cm" svg:y1="14.57cm" svg:x2="9.8cm" svg:y2="16.263cm" draw:end-shape="id3" draw:end-glue-point="6" svg:d="m7479 14570h910v1693h1411" svg:viewBox="0 0 2322 1694">
          <text:p/>
        </draw:connector>
        <draw:connector draw:style-name="gr4" draw:text-style-name="P1" draw:layer="layout" svg:x1="7.557cm" svg:y1="12.43cm" svg:x2="10.05cm" svg:y2="13.063cm" draw:end-shape="id4" draw:end-glue-point="5" svg:d="m7557 12430h671v633h1822" svg:viewBox="0 0 2494 634">
          <text:p/>
        </draw:connector>
        <draw:line draw:style-name="gr4" draw:text-style-name="P1" draw:layer="layout" svg:x1="10.4cm" svg:y1="16.825cm" svg:x2="10.4cm" svg:y2="17.925cm">
          <text:p/>
        </draw:line>
        <draw:frame draw:style-name="gr5" draw:layer="layout" svg:width="3cm" svg:height="1.725cm" svg:x="3.4cm" svg:y="11.8cm">
          <draw:text-box>
            <text:p>挂载点</text:p>
            <text:p>mount</text:p>
          </draw:text-box>
        </draw:frame>
        <draw:connector draw:style-name="gr4" draw:text-style-name="P1" draw:layer="layout" svg:x1="9.2cm" svg:y1="18.275cm" svg:x2="7cm" svg:y2="24.575cm" draw:start-shape="id2" draw:start-glue-point="3" draw:end-shape="id5" draw:end-glue-point="6" svg:d="m9200 18275h-2701v6300h501" svg:viewBox="0 0 2702 6301">
          <text:p/>
        </draw:connector>
        <draw:line draw:style-name="gr6" draw:text-style-name="P1" draw:layer="layout" svg:x1="8.3cm" svg:y1="24.625cm" svg:x2="9.9cm" svg:y2="24.625cm">
          <text:p/>
        </draw:line>
        <draw:line draw:style-name="gr6" draw:text-style-name="P1" draw:layer="layout" svg:x1="10.9cm" svg:y1="24.525cm" svg:x2="12.6cm" svg:y2="24.525cm">
          <text:p/>
        </draw:line>
        <draw:frame draw:style-name="gr7" draw:layer="layout" svg:width="4.5cm" svg:height="1.818cm" svg:x="3.2cm" svg:y="15.101cm">
          <draw:text-box>
            <text:p>超级块</text:p>
            <text:p>super_block</text:p>
          </draw:text-box>
        </draw:frame>
        <draw:frame draw:style-name="gr8" draw:layer="layout" svg:width="3cm" svg:height="1.725cm" svg:x="3.2cm" svg:y="17.802cm">
          <draw:text-box>
            <text:p>目录项</text:p>
            <text:p>dentry</text:p>
          </draw:text-box>
        </draw:frame>
        <draw:frame draw:style-name="gr9" draw:layer="layout" svg:width="3.1cm" svg:height="1.731cm" svg:x="3.2cm" svg:y="23.078cm">
          <draw:text-box>
            <text:p>索引节点</text:p>
            <text:p>inode</text:p>
          </draw:text-box>
        </draw:frame>
        <draw:line draw:style-name="gr6" draw:text-style-name="P1" draw:layer="layout" svg:x1="10.8cm" svg:y1="14.225cm" svg:x2="10.8cm" svg:y2="15.325cm">
          <text:p/>
        </draw:line>
        <draw:connector draw:style-name="gr3" draw:text-style-name="P1" draw:layer="layout" svg:x1="9.2cm" svg:y1="20.075cm" svg:x2="9.2cm" svg:y2="18.275cm" draw:start-shape="id6" draw:start-glue-point="3" draw:end-shape="id2" draw:end-glue-point="3" svg:d="m9200 20075h-501v-1800h501" svg:viewBox="0 0 502 1801">
          <text:p/>
        </draw:connector>
        <draw:custom-shape draw:style-name="gr10" draw:text-style-name="P1" xml:id="id7" draw:id="id7" draw:layer="layout" svg:width="4.5cm" svg:height="0.9cm" svg:x="7.9cm" svg:y="21.424cm">
          <text:p text:style-name="P1">newhardlin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cm" svg:y1="20.074cm" svg:x2="12.4cm" svg:y2="21.874cm" draw:end-shape="id7" draw:end-glue-point="1" svg:d="m12000 20074h901v1800h-501" svg:viewBox="0 0 902 1801">
          <text:p/>
        </draw:connector>
        <draw:connector draw:style-name="gr3" draw:text-style-name="P1" draw:layer="layout" svg:x1="9.2cm" svg:y1="20.074cm" svg:x2="7.9cm" svg:y2="21.874cm" draw:end-shape="id7" draw:end-glue-point="3" svg:d="m9200 20074h-1801v1800h501" svg:viewBox="0 0 1802 1801">
          <text:p/>
        </draw:connector>
        <draw:line draw:style-name="gr11" draw:text-style-name="P1" draw:layer="layout" svg:x1="10.8cm" svg:y1="22.325cm" svg:x2="12.8cm" svg:y2="23.9cm">
          <text:p/>
        </draw:line>
        <draw:path draw:style-name="gr12" draw:text-style-name="P1" draw:layer="layout" svg:width="8.375cm" svg:height="4.047cm" draw:transform="skewX (-1.11788338590237) rotate (-2.97142305152035) translate (18.0525774050651cm 22.7815991093932cm)" svg:viewBox="0 0 8376 4048" svg:d="m0 4048c8281-2 8376-4048 8376-4048l-155 68">
          <text:p/>
        </draw:path>
        <draw:custom-shape draw:style-name="gr13" draw:text-style-name="P1" draw:layer="layout" svg:width="18cm" svg:height="16.2cm" svg:x="1.4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4.701cm" svg:height="1.224cm" svg:x="13.699cm" svg:y="19.276cm">
          <text:p text:style-name="P1">destination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cm" svg:height="1.3cm" svg:x="12.599cm" svg:y="23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cm" svg:y1="19.9cm" svg:x2="13.7cm" svg:y2="19.9cm">
          <text:p/>
        </draw:line>
        <draw:line draw:style-name="gr4" draw:text-style-name="P1" draw:layer="layout" svg:x1="15.9cm" svg:y1="20.5cm" svg:x2="13.7cm" svg:y2="23.9cm">
          <text:p/>
        </draw:line>
        <draw:custom-shape draw:style-name="gr15" draw:text-style-name="P1" draw:layer="layout" svg:width="1.3cm" svg:height="1.3cm" svg:x="12.9cm" svg:y="18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8.4cm" svg:y="18.8cm">
          <text:p text:style-name="P1">2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6.9cm" svg:y="20.8cm">
          <text:p text:style-name="P1">2.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3cm" svg:height="1.3cm" svg:x="10.8cm" svg:y="22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3T21:11:45</dc:date>
    <meta:editing-duration>PT4H26M45S</meta:editing-duration>
    <meta:editing-cycles>92</meta:editing-cycles>
    <meta:generator>LibreOffice/3.5$Linux_x86 LibreOffice_project/350m1$Build-2</meta:generator>
    <meta:document-statistic meta:object-count="33"/>
  </office:meta>
</office:document-meta>
</file>